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7d6df" officeooo:paragraph-rsid="0007d6df"/>
    </style:style>
    <style:style style:name="P2" style:family="paragraph" style:parent-style-name="Standard">
      <style:paragraph-properties fo:text-align="center" style:justify-single-word="false"/>
      <style:text-properties fo:font-size="14pt" officeooo:rsid="0007d6df" officeooo:paragraph-rsid="0007d6df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fo:font-size="14pt" officeooo:rsid="0007d6df" officeooo:paragraph-rsid="000c5ea5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fo:font-size="14pt" fo:font-weight="bold" officeooo:rsid="0007d6df" officeooo:paragraph-rsid="000c5ea5" style:font-size-asian="14pt" style:font-weight-asian="bold" style:font-size-complex="14pt" style:font-weight-complex="bold"/>
    </style:style>
    <style:style style:name="P5" style:family="paragraph" style:parent-style-name="Standard">
      <style:text-properties fo:font-weight="bold" officeooo:rsid="000c5ea5" officeooo:paragraph-rsid="000c5ea5" style:font-weight-asian="bold" style:font-weight-complex="bold"/>
    </style:style>
    <style:style style:name="P6" style:family="paragraph" style:parent-style-name="Standard">
      <style:text-properties fo:font-weight="bold" officeooo:rsid="00088968" officeooo:paragraph-rsid="000c5ea5" style:font-weight-asian="bold" style:font-weight-complex="bold"/>
    </style:style>
    <style:style style:name="P7" style:family="paragraph" style:parent-style-name="Standard">
      <style:text-properties officeooo:rsid="000c5ea5" officeooo:paragraph-rsid="000c5ea5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c5ea5" style:font-weight-asian="bold" style:font-weight-complex="bold"/>
    </style:style>
    <style:style style:name="T3" style:family="text">
      <style:text-properties officeooo:rsid="000d42ee"/>
    </style:style>
    <style:style style:name="T4" style:family="text">
      <style:text-properties officeooo:rsid="0013a430"/>
    </style:style>
    <style:style style:name="T5" style:family="text">
      <style:text-properties officeooo:rsid="00153848"/>
    </style:style>
    <style:style style:name="T6" style:family="text">
      <style:text-properties officeooo:rsid="0017b755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2">ADDITIONAL</text:span><text:span text:style-name="T1"> INFORMATION</text:span></text:p>
      <text:p text:style-name="P4"/>
      <text:p text:style-name="P3">Understanding How Sprint Orienteers Make Decisions</text:p>
      <text:p text:style-name="P2"/>
      <text:p text:style-name="P5">How it works</text:p>
      <text:p text:style-name="P7">The application is written using a mixture of HTML and Java<text:span text:style-name="T4">script</text:span>. <text:s/>In particular the JsPSYCH <text:span text:style-name="T4">javascript </text:span>library. <text:s/><text:span text:style-name="T4">The application i</text:span>s deployed using the google app engine.</text:p>
      <text:p text:style-name="P1"/>
      <text:p text:style-name="P5"><text:span text:style-name="T4">R</text:span>aison d'être</text:p>
      <text:p text:style-name="P7">I have been orienteering for <text:span text:style-name="T3">some time</text:span>, <text:span text:style-name="T3">inspiration for this project has come from watching many highly experienced orienteers and coaches: <text:s/>Realising that they are much better than me at sprint and not being quite fully convinced at their explanations on ‘how they do it’. <text:s/>I also have an interest in the effects of colour blindness on readability of colour maps.</text:span></text:p>
      <text:p text:style-name="P1"/>
      <text:p text:style-name="P5">Code location / <text:span text:style-name="T3">License</text:span></text:p>
      <text:p text:style-name="P7">The code for the application is stored on GitHub “<text:a xlink:type="simple" xlink:href="https://github.com/1andav1es/Osprint-t" text:style-name="Internet_20_link" text:visited-style-name="Visited_20_Internet_20_Link">https://github.com/1andav1es/Osprint-t</text:a>”. <text:s/>This is licensed under GNU AFFERO GENERAL PUBLIC LICENSE Version 3: <text:span text:style-name="T3">(In short this allows you to copy and use this software, but if you modify it you are required to make the modified version freely available). </text:span></text:p>
      <text:p text:style-name="P7"/>
      <text:p text:style-name="P5">Co-operation / improvements</text:p>
      <text:p text:style-name="P7">This project is not the definitive answer to all questions regarding orienteering <text:span text:style-name="T4">it will evolve over time, perhaps becoming even more ‘game like’</text:span>. <text:s/><text:span text:style-name="T6">I</text:span>f you <text:span text:style-name="T6">have ideas for improvement</text:span> I am keen to know about them so that we can maintain a single experimental approach rather become a multiplicity of similar experiments. <text:s/>People who contribute improvements to the design of the experiment should expect to be named as collaborators in future work.</text:p>
      <text:p text:style-name="P7"/>
      <text:p text:style-name="P5">Contact</text:p>
      <text:p text:style-name="P7">If you have any questions please contact me, Ian Davies (+61 4 0006 0971, email. <text:span text:style-name="T5">idav@netspace.net</text:span>.au).</text:p>
      <text:p text:style-name="P7"/>
      <text:p text:style-name="P7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8T09:21:38.878692078</meta:creation-date>
    <dc:date>2019-01-14T15:13:41.987967795</dc:date>
    <meta:editing-duration>PT1H51M52S</meta:editing-duration>
    <meta:editing-cycles>9</meta:editing-cycles>
    <meta:generator>LibreOffice/6.0.7.3$Linux_X86_64 LibreOffice_project/00m0$Build-3</meta:generator>
    <meta:document-statistic meta:table-count="0" meta:image-count="0" meta:object-count="0" meta:page-count="1" meta:paragraph-count="12" meta:word-count="243" meta:character-count="1541" meta:non-whitespace-character-count="1302"/>
  </office:meta>
</office:document-meta>
</file>